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0200000002000309F1C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Courier1" svg:font-family="Courier"/>
    <style:font-face style:name="Georgia1" svg:font-family="Georgia"/>
    <style:font-face style:name="OpenSymbol" svg:font-family="OpenSymbol"/>
    <style:font-face style:name="OpenSymbol1" svg:font-family="OpenSymbol, 'Arial Unicode MS'"/>
    <style:font-face style:name="Courier" svg:font-family="Courier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5368in" style:rel-column-width="42934*"/>
    </style:style>
    <style:style style:name="Table1.B" style:family="table-column">
      <style:table-column-properties style:column-width="2.3882in" style:rel-column-width="22601*"/>
    </style:style>
    <style:style style:name="Table4" style:family="table">
      <style:table-properties style:width="6.4104in" fo:margin-left="0.5125in" fo:margin-right="0.0021in" table:align="margins"/>
    </style:style>
    <style:style style:name="Table4.A" style:family="table-column">
      <style:table-column-properties style:column-width="3.3118in" style:rel-column-width="33857*"/>
    </style:style>
    <style:style style:name="Table4.B" style:family="table-column">
      <style:table-column-properties style:column-width="3.0986in" style:rel-column-width="3167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4368in" fo:margin-left="0.4917in" fo:margin-right="-0.0035in" table:align="margins"/>
    </style:style>
    <style:style style:name="Table2.A" style:family="table-column">
      <style:table-column-properties style:column-width="2.559in" style:rel-column-width="26054*"/>
    </style:style>
    <style:style style:name="Table2.B" style:family="table-column">
      <style:table-column-properties style:column-width="1.8306in" style:rel-column-width="18637*"/>
    </style:style>
    <style:style style:name="Table2.C" style:family="table-column">
      <style:table-column-properties style:column-width="2.0472in" style:rel-column-width="20844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4271in" table:align="right"/>
    </style:style>
    <style:style style:name="Table11.A" style:family="table-column">
      <style:table-column-properties style:column-width="2.5979in"/>
    </style:style>
    <style:style style:name="Table11.B" style:family="table-column">
      <style:table-column-properties style:column-width="3.8292in"/>
    </style:style>
    <style:style style:name="Table11.A1" style:family="table-cell">
      <style:table-cell-properties fo:padding="0.0382in" fo:border-left="none" fo:border-right="none" fo:border-top="none" fo:border-bottom="0.0007in solid #000000"/>
    </style:style>
    <style:style style:name="Table11.B1" style:family="table-cell">
      <style:table-cell-properties fo:padding="0.0382in" fo:border-left="0.0007in solid #000000" fo:border-right="none" fo:border-top="none" fo:border-bottom="0.0007in solid #000000"/>
    </style:style>
    <style:style style:name="Table11.A2" style:family="table-cell">
      <style:table-cell-properties fo:padding="0.0382in" fo:border="none"/>
    </style:style>
    <style:style style:name="Table11.B2" style:family="table-cell">
      <style:table-cell-properties fo:padding="0.0382in" fo:border-left="0.0007in solid #000000" fo:border-right="none" fo:border-top="none" fo:border-bottom="none"/>
    </style:style>
    <style:style style:name="Table5" style:family="table">
      <style:table-properties style:width="6.4472in" table:align="right"/>
    </style:style>
    <style:style style:name="Table5.A" style:family="table-column">
      <style:table-column-properties style:column-width="2.4361in"/>
    </style:style>
    <style:style style:name="Table5.B" style:family="table-column">
      <style:table-column-properties style:column-width="4.0111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3.9347in" table:align="margins"/>
    </style:style>
    <style:style style:name="Table6.A" style:family="table-column">
      <style:table-column-properties style:column-width="0.3931in" style:rel-column-width="6546*"/>
    </style:style>
    <style:style style:name="Table6.B" style:family="table-column">
      <style:table-column-properties style:column-width="0.3938in" style:rel-column-width="6558*"/>
    </style:style>
    <style:style style:name="Table6.J" style:family="table-column">
      <style:table-column-properties style:column-width="0.3938in" style:rel-column-width="6561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J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Georgia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Georgia" fo:font-size="8pt" style:font-size-asian="8pt" style:font-size-complex="8pt"/>
    </style:style>
    <style:style style:name="P3" style:family="paragraph" style:parent-style-name="Table_20_Contents">
      <style:text-properties style:font-name="Georgia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Courier" fo:font-size="8pt" style:font-size-asian="8pt" style:font-size-complex="8pt"/>
    </style:style>
    <style:style style:name="P5" style:family="paragraph" style:parent-style-name="Table_20_Contents">
      <style:text-properties style:font-name="Georgia1" fo:font-size="8pt"/>
    </style:style>
    <style:style style:name="P6" style:family="paragraph" style:parent-style-name="Table_20_Contents">
      <style:paragraph-properties fo:text-align="start" style:justify-single-word="false"/>
      <style:text-properties style:font-name="Georgia1" fo:font-size="8pt" style:font-size-asian="8pt" style:font-size-complex="8pt"/>
    </style:style>
    <style:style style:name="P7" style:family="paragraph" style:parent-style-name="Standard">
      <style:text-properties style:font-name="Georgia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Courier" fo:font-size="8pt"/>
    </style:style>
    <style:style style:name="P10" style:family="paragraph" style:parent-style-name="Standard">
      <style:text-properties style:font-name="Courier" fo:font-size="8pt" style:font-size-asian="8pt" style:font-size-complex="8pt"/>
    </style:style>
    <style:style style:name="P11" style:family="paragraph" style:parent-style-name="Text_20_body">
      <style:text-properties style:font-name="Courier" fo:font-size="8pt"/>
    </style:style>
    <style:style style:name="P12" style:family="paragraph" style:parent-style-name="Text_20_body" style:list-style-name="L1">
      <style:text-properties style:font-name="Georgia1" fo:font-size="8pt" fo:font-weight="normal" style:font-size-asian="8pt" style:font-weight-asian="normal" style:font-size-complex="8pt" style:font-weight-complex="normal"/>
    </style:style>
    <style:style style:name="P13" style:family="paragraph" style:parent-style-name="Text_20_body" style:list-style-name="L1">
      <style:paragraph-properties fo:text-align="start" style:justify-single-word="false"/>
      <style:text-properties style:font-name="Georgia1" fo:font-size="8pt" fo:font-weight="normal" style:font-size-asian="8pt" style:font-weight-asian="normal" style:font-size-complex="8pt" style:font-weight-complex="normal"/>
    </style:style>
    <style:style style:name="P14" style:family="paragraph" style:parent-style-name="Text_20_body" style:list-style-name="L1">
      <style:paragraph-properties fo:text-align="start" style:justify-single-word="false"/>
      <style:text-properties style:font-name="Georgia1" fo:font-size="8pt" style:font-size-asian="8pt" style:font-size-complex="8pt"/>
    </style:style>
    <style:style style:name="P15" style:family="paragraph" style:parent-style-name="Text_20_body" style:list-style-name="L1">
      <style:text-properties style:font-name="Georgia1" fo:font-size="8pt"/>
    </style:style>
    <style:style style:name="P16" style:family="paragraph" style:parent-style-name="Text_20_body" style:list-style-name="L1">
      <style:paragraph-properties fo:text-align="start" style:justify-single-word="false"/>
      <style:text-properties style:font-name="Georgia" fo:font-size="8pt" fo:font-weight="bold" style:font-size-asian="8pt" style:font-weight-asian="bold" style:font-size-complex="8pt" style:font-weight-complex="bold"/>
    </style:style>
    <style:style style:name="P17" style:family="paragraph" style:parent-style-name="Standard" style:list-style-name="L1">
      <style:text-properties style:font-name="Georgia" fo:font-size="8pt" style:font-size-asian="8pt" style:font-size-complex="8pt"/>
    </style:style>
    <style:style style:name="P18" style:family="paragraph" style:parent-style-name="Standard" style:list-style-name="L1">
      <style:text-properties style:font-name="Georgia" fo:font-size="8pt" fo:font-weight="normal" style:font-size-asian="8pt" style:font-weight-asian="normal" style:font-size-complex="8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Georgia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 style:list-style-name="L1">
      <style:text-properties style:font-name="Courier" fo:font-size="8pt" style:font-size-asian="8pt" style:font-size-complex="8pt"/>
    </style:style>
    <style:style style:name="P21" style:family="paragraph" style:parent-style-name="Standard" style:list-style-name="L1">
      <style:text-properties style:font-name="Courier" fo:font-size="8pt" fo:font-weight="normal" style:font-size-asian="8pt" style:font-weight-asian="normal" style:font-size-complex="8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Georgia1" fo:font-size="8pt"/>
    </style:style>
    <style:style style:name="T1" style:family="text">
      <style:text-properties style:font-name="Georgi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size-asian="8pt" style:font-size-complex="8pt"/>
    </style:style>
    <style:style style:name="T4" style:family="text">
      <style:text-properties fo:font-weight="bold" style:font-size-asian="8pt" style:font-weight-asian="bold" style:font-size-complex="8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per 58%"/>
    </style:style>
    <style:style style:name="T7" style:family="text">
      <style:text-properties style:font-name="Courier"/>
    </style:style>
    <style:style style:name="T8" style:family="text">
      <style:text-properties style:font-name="Courier" fo:font-weight="bold" style:font-weight-asian="bold" style:font-weight-complex="bold"/>
    </style:style>
    <style:style style:name="T9" style:family="text">
      <style:text-properties style:font-name="Courier" fo:font-weight="normal" style:font-weight-asian="normal" style:font-weight-complex="normal"/>
    </style:style>
    <style:style style:name="T10" style:family="text"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Georgia1"/>
    </style:style>
    <style:style style:name="T15" style:family="text">
      <style:text-properties style:font-name="Georgia1" fo:font-weight="normal" style:font-weight-asian="normal" style:font-weight-complex="normal"/>
    </style:style>
    <style:style style:name="T16" style:family="text">
      <style:text-properties style:font-name="Courier1"/>
    </style:style>
    <style:style style:name="T17" style:family="text">
      <style:text-properties style:font-name="Courier1" fo:font-weight="bold"/>
    </style:style>
    <style:style style:name="T18" style:family="text">
      <style:text-properties style:font-name="Courier1" fo:font-weight="bold" style:font-weight-asian="bold" style:font-weight-complex="bold"/>
    </style:style>
    <style:style style:name="T19" style:family="text">
      <style:text-properties style:font-name="Courier1" fo:font-weight="bold" style:font-size-asian="8pt" style:font-size-complex="8pt"/>
    </style:style>
    <style:style style:name="T20" style:family="text">
      <style:text-properties style:font-size-asian="8pt" style:font-size-complex="8pt"/>
    </style:style>
    <style:style style:name="T21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"><text:span text:style-name="T2">Name:</text:span>______________________________________</text:p>
          </table:table-cell>
          <table:table-cell office:value-type="string">
            <text:p text:style-name="P2"><text:span text:style-name="T2">Date:</text:span><text:span text:style-name="T5">____/____/________</text:span></text:p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</table:table>
      <text:p text:style-name="P8"><text:line-break/>CSCSCI-UA.0002 – Midterm #2 – Practice Questions<text:line-break/></text:p>
      <text:list xml:id="list23318431591819384" text:style-name="L1">
        <text:list-item>
          <text:p text:style-name="P17">If the following code is executed ...<text:span text:style-name="T7"><text:line-break/><text:line-break/>a = [4, 5, 6]</text:span></text:p>
          <text:p text:style-name="P20">b = [3, 1, 2]</text:p>
          <text:p text:style-name="P20">a.extend([20, 15])</text:p>
          <text:p text:style-name="P20">c = b.sort()</text:p>
          <text:p text:style-name="P20">d = [1,2]</text:p>
          <text:p text:style-name="P20">a.append(b.pop())</text:p>
          <text:p text:style-name="P17"><text:span text:style-name="T7">d.append(b)</text:span><text:line-break/><text:line-break/>What are the values of a, b, c, and d <text:span text:style-name="T2">after</text:span> running the code? (2 points)<text:line-break/><text:line-break/><text:span text:style-name="T7">(a)__________________________________<text:tab/>(b)__________________________________ <text:line-break/><text:line-break/>(c)__________________________________<text:tab/>(d)__________________________________<text:line-break/><text:line-break/></text:span></text:p>
        </text:list-item>
        <text:list-item>
          <text:p text:style-name="P17">What is a <text:span text:style-name="T2">list</text:span>? <text:s text:c="2"/>Name two <text:span text:style-name="T2">operations</text:span> or <text:span text:style-name="T2">constructs</text:span> that lists and strings share. (2 points)<text:line-break/><text:line-break/><text:line-break/><text:line-break/><text:line-break/></text:p>
        </text:list-item>
      </text:list>
      <text:p text:style-name="P7"><text:line-break/></text:p>
      <text:list xml:id="list1242225440" text:continue-numbering="true" text:style-name="L1">
        <text:list-item>
          <text:p text:style-name="P17">The following program <text:span text:style-name="T2">draws a dashed line</text:span> horizontally across the window. <text:s/>There are five dashes. <text:s text:c="2"/>Each <text:span text:style-name="T2">dash is 20 pixels</text:span> long and the <text:span text:style-name="T2">gaps between each dash is 10 pixels</text:span> long. <text:span text:style-name="T2"><text:s/>Complete the missing portions </text:span>of the code below. <text:s/>(3 points)<text:line-break/><text:line-break/><text:span text:style-name="T7">import _____________________<text:line-break/><text:line-break/></text:span></text:p>
          <text:p text:style-name="P20">raphaelle = __________________________<text:line-break/><text:line-break/>wn = turtle.Screen()</text:p>
          <text:p text:style-name="P20"><text:line-break/></text:p>
          <text:p text:style-name="P20">for i in ____________________:<text:line-break/></text:p>
          <text:p text:style-name="P20"><text:s text:c="4"/>raphaelle.forward(20)<text:line-break/><text:line-break/></text:p>
          <text:p text:style-name="P20"><text:s text:c="4"/>raphaelle._____________________</text:p>
          <text:p text:style-name="P20"><text:line-break/></text:p>
          <text:p text:style-name="P20"><text:s text:c="4"/>raphaelle.forward(___________)<text:line-break/><text:line-break/></text:p>
          <text:p text:style-name="P20"><text:s text:c="4"/>raphaelle._____________________</text:p>
          <text:p text:style-name="P20"/>
          <text:p text:style-name="P20">wn.mainloop()</text:p>
        </text:list-item>
      </text:list>
      <text:p text:style-name="P10"/>
      <text:list xml:id="list330108488" text:continue-numbering="true" text:style-name="L1">
        <text:list-header>
          <text:p text:style-name="P20"/>
        </text:list-header>
        <text:list-item>
          <text:p text:style-name="P17">Name 3 <text:span text:style-name="T2">list</text:span> <text:span text:style-name="T2">methods</text:span> and 3 <text:span text:style-name="T2">string</text:span> <text:span text:style-name="T2">methods</text:span>: (3 points)</text:p>
          <text:p text:style-name="P17"/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List Methods</text:p>
          </table:table-cell>
          <table:table-cell table:style-name="Table4.B1" office:value-type="string">
            <text:p text:style-name="P3">String Methods</text:p>
          </table:table-cell>
        </table:table-row>
        <table:table-row>
          <table:table-cell table:style-name="Table4.A2" office:value-type="string">
            <text:p text:style-name="P1"><text:line-break/><text:line-break/><text:line-break/><text:line-break/><text:line-break/></text:p>
          </table:table-cell>
          <table:table-cell table:style-name="Table4.B2" office:value-type="string">
            <text:p text:style-name="P1"/>
          </table:table-cell>
        </table:table-row>
      </table:table>
      <text:list xml:id="list1266252157" text:continue-numbering="true" text:style-name="L1">
        <text:list-item>
          <text:list>
            <text:list-header>
              <text:p text:style-name="P17"><text:line-break/></text:p>
            </text:list-header>
          </text:list>
        </text:list-item>
        <text:list-item>
          <text:p text:style-name="P17">What's the difference between a <text:span text:style-name="T2">method</text:span> and a <text:span text:style-name="T2">function</text:span>? <text:s/>(1 point)<text:line-break/><text:line-break/><text:line-break/><text:line-break/><text:line-break/><text:line-break/><text:line-break/></text:p>
        </text:list-item>
        <text:list-item>
          <text:p text:style-name="P12"><text:soft-page-break/><text:span text:style-name="T1">Cross out all of the statements that are false or evaluate to False. (3 points)<text:line-break/></text:span><text:span text:style-name="T7"><text:line-break/>(a) 7 not in ['hi', None, 7, 3]<text:tab/><text:tab/>(e) </text:span><text:span text:style-name="T1">strings are immutable</text:span><text:span text:style-name="T7"> <text:line-break/><text:line-break/>(b) ['a', 6, 4, 5] &gt; ['a', -2, 4, 8]<text:tab/><text:tab/>(f) </text:span><text:span text:style-name="T1">the last index in a list is the length of that list</text:span></text:p>
          <text:p text:style-name="P17"><text:span text:style-name="T9">(c) </text:span><text:span text:style-name="T5">strings are an unordered sequence of characters</text:span><text:span text:style-name="T9"><text:tab/>(g) 'twelve'.isdigit()</text:span><text:line-break/><text:line-break/></text:p>
        </text:list-item>
        <text:list-item>
          <text:p text:style-name="P17">Write the output of each line of code. <text:s/>If there's an error, write Error. (3 points)<text:line-break/><text:line-break/>v<text:span text:style-name="T7">egetable = "turnip", </text:span></text:p>
          <text:p text:style-name="P20">i = len(vegetable) – 1<text:line-break/></text:p>
          <text:list>
            <text:list-item>
              <text:p text:style-name="P20">print(vegetable[2] + vegetable[-2] + vegetable[i])<text:tab/><text:tab/>(a)_____________<text:line-break/></text:p>
            </text:list-item>
            <text:list-item>
              <text:p text:style-name="P20">print(vegetable[0])<text:tab/><text:tab/><text:tab/><text:tab/><text:tab/><text:tab/>(b)_____________<text:line-break/></text:p>
            </text:list-item>
            <text:list-item>
              <text:p text:style-name="P20">print(vegetable[i + 1])<text:tab/><text:tab/><text:tab/><text:tab/><text:tab/>(c)_____________<text:line-break/></text:p>
            </text:list-item>
            <text:list-item>
              <text:p text:style-name="P20">print("vegetable"[4:100])<text:tab/><text:tab/><text:tab/><text:tab/><text:tab/>(d)_____________<text:line-break/></text:p>
            </text:list-item>
            <text:list-item>
              <text:p text:style-name="P20">print(vegetable[:3])<text:tab/><text:tab/><text:tab/><text:tab/><text:tab/><text:tab/>(e)_____________<text:line-break/></text:p>
            </text:list-item>
            <text:list-item>
              <text:p text:style-name="P20">print(vegetable[0:(i-1)])<text:tab/><text:tab/><text:tab/><text:tab/><text:tab/>(f)_____________<text:line-break/><text:span text:style-name="T1"><text:line-break/></text:span></text:p>
            </text:list-item>
          </text:list>
        </text:list-item>
        <text:list-item>
          <text:p text:style-name="P17">There's an error in both code samples below. <text:s/>Circle the line where the error occurs. <text:s/>To the right of each code sample, explain why there's an error: (3 points)<text:line-break/></text:p>
          <text:list>
            <text:list-item>
              <text:p text:style-name="P20">s = 'hello'<text:line-break/>s[0] = 'C'</text:p>
              <text:p text:style-name="P20">s = s.upper()</text:p>
              <text:p text:style-name="P20">print(s) <text:s/><text:line-break/></text:p>
            </text:list-item>
            <text:list-item>
              <text:p text:style-name="P20">c = '1'<text:line-break/>numbers = [1, 3, 2] + [4, 5, 6]<text:line-break/>numbers[5] = 9</text:p>
              <text:p text:style-name="P20">numbers[c] = 12<text:line-break/></text:p>
            </text:list-item>
            <text:list-item>
              <text:p text:style-name="P20">a = say_hello('yo yo meow')<text:line-break/>def say_hello(name):<text:line-break/> <text:s text:c="3"/>print('hello %s' % (name))<text:span text:style-name="T1"> <text:line-break/><text:line-break/></text:span></text:p>
            </text:list-item>
          </text:list>
        </text:list-item>
        <text:list-item>
          <text:p text:style-name="P17">Create a function called it <text:span text:style-name="T8">unique_and_filter</text:span>... (4 points)<text:line-break/></text:p>
          <text:list>
            <text:list-item>
              <text:p text:style-name="P17">it will <text:s/>expect a <text:span text:style-name="T2">list of </text:span><text:span text:style-name="T11">only </text:span><text:span text:style-name="T2">strings</text:span> as an input</text:p>
            </text:list-item>
            <text:list-item>
              <text:p text:style-name="P17">it will filter that list by:</text:p>
              <text:list>
                <text:list-item>
                  <text:p text:style-name="P17">removing duplicates</text:p>
                </text:list-item>
                <text:list-item>
                  <text:p text:style-name="P17">ignoring any string that's three letters or less </text:p>
                </text:list-item>
                <text:list-item>
                  <text:p text:style-name="P17">ignoring any string that only consists of numbers (is numeric)</text:p>
                </text:list-item>
              </text:list>
            </text:list-item>
            <text:list-item>
              <text:p text:style-name="P17">an empty list returns an empty list</text:p>
            </text:list-item>
            <text:list-item>
              <text:p text:style-name="P17">write two assertions to test your code</text:p>
            </text:list-item>
            <text:list-item>
              <text:p text:style-name="P17">Sample output:<text:line-break/><text:line-break/><text:span text:style-name="T7">&gt;&gt;&gt; unique_strings = unique_and_filter(['cat', '23', 'four', 'four', 'hello', 'dog'])<text:line-break/>&gt;&gt;&gt; print(unique_strings)<text:line-break/>['four', 'hello']</text:span><text:line-break/><text:line-break/><text:line-break/><text:line-break/><text:line-break/></text:p>
            </text:list-item>
          </text:list>
          <text:p text:style-name="P17"><text:line-break/><text:line-break/><text:line-break/><text:line-break/><text:line-break/><text:line-break/><text:line-break/></text:p>
          <text:list text:continue-numbering="true">
            <text:list-header>
              <text:p text:style-name="P17"><text:line-break/><text:line-break/><text:line-break/><text:line-break/><text:span text:style-name="T21"><text:line-break/></text:span></text:p>
            </text:list-header>
          </text:list>
        </text:list-item>
        <text:list-item>
          <text:p text:style-name="P17"><text:soft-page-break/>Name the following string methods: (1 point)<text:line-break/><text:line-break/>(1) creates a string from a list: ___________________ <text:tab/><text:tab/>(2) creates a list from a string ___________________<text:line-break/><text:line-break/></text:p>
        </text:list-item>
        <text:list-item>
          <text:p text:style-name="P17">Using the code in the 1<text:span text:style-name="T6">st</text:span> column, answer the questions in the second and third columns. <text:s text:c="2"/>If the question asks for output, <text:span text:style-name="T2">error</text:span> is always a possible answer. <text:s/>(3 points)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Code</text:p>
          </table:table-cell>
          <table:table-cell table:style-name="Table2.A1" office:value-type="string">
            <text:p text:style-name="P3">Question #1</text:p>
          </table:table-cell>
          <table:table-cell table:style-name="Table2.C1" office:value-type="string">
            <text:p text:style-name="P3">Question #2</text:p>
          </table:table-cell>
        </table:table-row>
        <table:table-row>
          <table:table-cell table:style-name="Table2.A2" office:value-type="string">
            <text:p text:style-name="P4">def say_cheese(n):</text:p>
            <text:p text:style-name="P4"><text:s text:c="4"/>s = n * 'cheese'</text:p>
            <text:p text:style-name="P4"><text:s text:c="4"/>print(s)</text:p>
            <text:p text:style-name="P4">talk = say_cheese(3)</text:p>
          </table:table-cell>
          <table:table-cell table:style-name="Table2.A2" office:value-type="string">
            <text:p text:style-name="P1">What is the <text:span text:style-name="T2">output</text:span> of this program?</text:p>
          </table:table-cell>
          <table:table-cell table:style-name="Table2.C2" office:value-type="string">
            <text:p text:style-name="P1">What is the <text:span text:style-name="T2">value</text:span> of the variable called <text:span text:style-name="T2">talk</text:span>?</text:p>
          </table:table-cell>
        </table:table-row>
        <table:table-row>
          <table:table-cell table:style-name="Table2.A2" office:value-type="string">
            <text:p text:style-name="P4">exclamation = 'boo'</text:p>
            <text:p text:style-name="P4">whisper = 'shhh'</text:p>
            <text:p text:style-name="P4">def do_something():</text:p>
            <text:p text:style-name="P4"><text:s text:c="4"/>exclamation = 'bye!'</text:p>
            <text:p text:style-name="P4"><text:s text:c="4"/>print(whisper)</text:p>
            <text:p text:style-name="P4">do_something()</text:p>
            <text:p text:style-name="P4">print(exclamation)</text:p>
          </table:table-cell>
          <table:table-cell table:style-name="Table2.A2" office:value-type="string">
            <text:p text:style-name="P1">What is the <text:span text:style-name="T2">first</text:span><text:span text:style-name="T11"> </text:span><text:span text:style-name="T12">line of </text:span><text:span text:style-name="T13">output</text:span><text:span text:style-name="T11"> </text:span><text:span text:style-name="T12">for this program?</text:span></text:p>
          </table:table-cell>
          <table:table-cell table:style-name="Table2.C2" office:value-type="string">
            <text:p text:style-name="P1">What is the <text:span text:style-name="T2">second</text:span><text:span text:style-name="T11"> </text:span><text:span text:style-name="T12">line of </text:span><text:span text:style-name="T13">output</text:span><text:span text:style-name="T11"> </text:span><text:span text:style-name="T12">for this program?</text:span><text:line-break/><text:line-break/></text:p>
          </table:table-cell>
        </table:table-row>
        <table:table-row>
          <table:table-cell table:style-name="Table2.A2" office:value-type="string">
            <text:p text:style-name="P4">def join_three(a, b, c):</text:p>
            <text:p text:style-name="P4"><text:s text:c="4"/>return '%s, %s, %s' % (a, b, c)</text:p>
            <text:p text:style-name="P4">c, b, a = 3, 2, 1<text:line-break/>res = join_three(c, b, a)<text:line-break/>print(res)</text:p>
          </table:table-cell>
          <table:table-cell table:style-name="Table2.A2" office:value-type="string">
            <text:p text:style-name="P1">What is the <text:span text:style-name="T2">output</text:span> of this program?</text:p>
          </table:table-cell>
          <table:table-cell table:style-name="Table2.C2" office:value-type="string">
            <text:p text:style-name="P1">What data <text:span text:style-name="T2">type</text:span> is returned from join_three?<text:line-break/></text:p>
          </table:table-cell>
        </table:table-row>
      </table:table>
      <text:list xml:id="list420215471" text:continue-numbering="true" text:style-name="L1">
        <text:list-header>
          <text:p text:style-name="P17"><text:line-break/></text:p>
        </text:list-header>
        <text:list-item>
          <text:p text:style-name="P17">Implement the following function (note that there are already built-in constructs, functions and methods in Python that provide similar functionality, but we'll be writing our own):<text:line-break/></text:p>
          <text:list>
            <text:list-item>
              <text:p text:style-name="P17">Create a function called <text:span text:style-name="T2">is_in_list </text:span><text:span text:style-name="T5">(½ point)</text:span></text:p>
            </text:list-item>
            <text:list-item>
              <text:p text:style-name="P17"><text:span text:style-name="T5">The function should take </text:span><text:span text:style-name="T2">two arguments</text:span><text:span text:style-name="T5">, an </text:span><text:span text:style-name="T2">integer</text:span><text:span text:style-name="T5"> named </text:span><text:span text:style-name="T2">n</text:span><text:span text:style-name="T5"> and a </text:span><text:span text:style-name="T2">list</text:span><text:span text:style-name="T5"> named </text:span><text:span text:style-name="T2">numbers</text:span><text:span text:style-name="T5"> (½ point)</text:span></text:p>
            </text:list-item>
            <text:list-item>
              <text:p text:style-name="P17"><text:span text:style-name="T5">The function should </text:span><text:span text:style-name="T2">return True or False </text:span><text:span text:style-name="T5">depending on whether or not the number is in the list (2 points)</text:span></text:p>
            </text:list-item>
            <text:list-item>
              <text:p text:style-name="P18">Ignore the case where the function either receives non-integer values for the first argument or a value that is not a list of integers for the second argument.</text:p>
            </text:list-item>
            <text:list-item>
              <text:p text:style-name="P18">Create two assertions to test your function.</text:p>
            </text:list-item>
            <text:list-item>
              <text:p text:style-name="P18">Example Output:<text:line-break/><text:line-break/><text:span text:style-name="T7">&gt;&gt;&gt; print(is_in_list(1, [1, 2, 3]))</text:span></text:p>
              <text:p text:style-name="P20">True</text:p>
              <text:p text:style-name="P20">&gt;&gt;&gt; print(is_in_list(4, [1, 2, 3]))</text:p>
              <text:p text:style-name="P20">False</text:p>
              <text:p text:style-name="P20">&gt;&gt;&gt; print(is_in_list(4, []))</text:p>
              <text:p text:style-name="P17"><text:span text:style-name="T9">False</text:span><text:span text:style-name="T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    </text:list-item>
          </text:list>
        </text:list-item>
        <text:list-item>
          <text:p text:style-name="P14"><text:soft-page-break/><text:span text:style-name="T5">What is the output of the following lines of code (error is possible)? (1 point)<text:line-break/><text:line-break/></text:span><text:span text:style-name="T9">template = '{0} foxes and {0} {1}'<text:line-break/>print(template.format('four', 'flamingoes'))<text:line-break/><text:line-break/>print('%s foxes and %s %s' % ('four', 'flamingoes'))<text:line-break/></text:span><text:span text:style-name="T5"><text:line-break/></text:span></text:p>
        </text:list-item>
        <text:list-item>
          <text:p text:style-name="P14"><text:span text:style-name="T5">Use the following list to answer the questions below...<text:line-break/><text:line-break/></text:span><text:span text:style-name="T9">a = [[1, 2, 3], [4, 5, 6], [7, 8, 9], [10, 11, 12], [13, 14, 15]]<text:line-break/></text:span></text:p>
          <text:p text:style-name="P16">Part 1 <text:span text:style-name="T5">-</text:span><text:span text:style-name="T15"> write the code described in the table below based on the list above (2 points)</text:span></text:p>
        </text:list-item>
      </text:list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">U<text:span text:style-name="T5">sing </text:span><text:span text:style-name="T2">list indexing</text:span><text:span text:style-name="T5">, write code below to change the number </text:span><text:span text:style-name="T8">15</text:span><text:span text:style-name="T5"> to the word '</text:span><text:span text:style-name="T8">fifteen</text:span><text:span text:style-name="T5">' and the number </text:span><text:span text:style-name="T8">4</text:span><text:span text:style-name="T5"> to the word '</text:span><text:span text:style-name="T8">four</text:span><text:span text:style-name="T5">'.</text:span></text:p>
          </table:table-cell>
          <table:table-cell table:style-name="Table11.B1" office:value-type="string">
            <text:p text:style-name="P6">Write a loop below that would change the 3rd element in every inner list to an exclamation point:<text:line-break/>[[1, 2, '!'], [4, 5, '!'] ... ]</text:p>
          </table:table-cell>
        </table:table-row>
        <table:table-row>
          <table:table-cell table:style-name="Table11.A2" office:value-type="string">
            <text:p text:style-name="P6"><text:line-break/><text:line-break/><text:line-break/></text:p>
          </table:table-cell>
          <table:table-cell table:style-name="Table11.B2" office:value-type="string">
            <text:p text:style-name="P6"/>
          </table:table-cell>
        </table:table-row>
      </table:table>
      <text:list xml:id="list1718344303" text:continue-numbering="true" text:style-name="L1">
        <text:list-header>
          <text:p text:style-name="P18"><text:tab/><text:tab/></text:p>
          <text:p text:style-name="P18"><text:span text:style-name="T2">Part 2 </text:span><text:span text:style-name="T1">-</text:span><text:span text:style-name="T14"> write the code described in the instructions below based on the list above (3 points)</text:span><text:span text:style-name="T2"><text:line-break/><text:line-break/></text:span>Loop through every element in every nested list in the variable <text:span text:style-name="T8">a</text:span>. <text:s/><text:line-break/></text:p>
          <text:list>
            <text:list-item>
              <text:p text:style-name="P18">Print out the inner list index before printing out every element of the inner list</text:p>
            </text:list-item>
            <text:list-item>
              <text:p text:style-name="P18">Example output:<text:line-break/><text:line-break/><text:span text:style-name="T7">List at index 0:<text:line-break/>1<text:line-break/>2<text:line-break/>3<text:line-break/>List at index 1:<text:line-break/>4<text:line-break/>5<text:line-break/>6</text:span><text:line-break/><text:line-break/><text:line-break/><text:line-break/></text:p>
            </text:list-item>
          </text:list>
        </text:list-header>
        <text:list-item>
          <text:p text:style-name="P15">Write the following program... (2 points)</text:p>
          <text:list>
            <text:list-item>
              <text:p text:style-name="P15">Stores a list of 4 words:<text:span text:style-name="T7"> 'dog', 'cat', 'bat', 'frog'</text:span></text:p>
            </text:list-item>
            <text:list-item>
              <text:p text:style-name="P15">It will then continually ask the user for a word. If the word, <text:span text:style-name="T13">in any casing, lower or upper,</text:span><text:span text:style-name="T11"> </text:span><text:span text:style-name="T12">appears in the stored list of words, stop asking for a word and prints out </text:span><text:span text:style-name="T10">'Done!'</text:span><text:span text:style-name="T12">.</text:span></text:p>
            </text:list-item>
            <text:list-item>
              <text:p text:style-name="P15">Example output:<text:line-break/><text:line-break/><text:span text:style-name="T7">Word please!<text:line-break/>&gt; burrito<text:line-break/>Word please!<text:line-break/>&gt; bat<text:line-break/>Done!</text:span><text:line-break/><text:line-break/><text:line-break/><text:line-break/><text:line-break/><text:line-break/><text:line-break/></text:p>
            </text:list-item>
          </text:list>
        </text:list-item>
        <text:list-item>
          <text:p text:style-name="P15">Write a program that asks for exactly 5 words. After all five words are entered, print them out in alphabetical order (hint: there's a list method to do this). (2 points)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15"><text:soft-page-break/>What is the output of the following program? <text:s/>Use the grid to the right of the program as a guide; <text:s/><text:span text:style-name="T2">each individual character of output can be placed in a single box</text:span>. <text:s/><text:span text:style-name="T2">Leave a box blank to represent a space character</text:span>. <text:s/>You do not have to use all of the boxes. (3 points)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def create_table(size, letters):<text:line-break/> <text:s text:c="3"/>table = ''<text:line-break/> <text:s text:c="3"/>for i in range(1, size + 1):<text:line-break/> <text:s text:c="7"/>row = ''<text:line-break/> <text:s text:c="7"/>for c in letters:<text:line-break/> <text:s text:c="11"/>row += str(i) + c + ' '<text:line-break/> <text:s text:c="7"/>table += row + '\n'<text:line-break/> <text:s text:c="3"/>return table</text:p>
            <text:p text:style-name="P9"/>
            <text:p text:style-name="P11">def main():<text:line-break/> <text:s text:c="3"/>num, s = 4, 'abc'<text:line-break/> <text:s text:c="3"/>print(create_table(num, s))<text:line-break/>main()</text:p>
          </table:table-cell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A"/>
              <table:table-column table:style-name="Table6.B" table:number-columns-repeated="2"/>
              <table:table-column table:style-name="Table6.A"/>
              <table:table-column table:style-name="Table6.B"/>
              <table:table-column table:style-name="Table6.A"/>
              <table:table-column table:style-name="Table6.B"/>
              <table:table-column table:style-name="Table6.J"/>
              <table:table-row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P5"/>
                </table:table-cell>
                <table:table-cell table:style-name="Table6.J1" office:value-type="string">
                  <text:p text:style-name="P5"/>
                </table:table-cell>
              </table:table-row>
              <table:table-row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J2" office:value-type="string">
                  <text:p text:style-name="P5"/>
                </table:table-cell>
              </table:table-row>
              <table:table-row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J2" office:value-type="string">
                  <text:p text:style-name="P5"/>
                </table:table-cell>
              </table:table-row>
              <table:table-row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J2" office:value-type="string">
                  <text:p text:style-name="P5"/>
                </table:table-cell>
              </table:table-row>
              <table:table-row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J2" office:value-type="string">
                  <text:p text:style-name="P5"/>
                </table:table-cell>
              </table:table-row>
              <table:table-row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J2" office:value-type="string">
                  <text:p text:style-name="P5"/>
                </table:table-cell>
              </table:table-row>
              <table:table-row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A2" office:value-type="string">
                  <text:p text:style-name="P5"/>
                </table:table-cell>
                <table:table-cell table:style-name="Table6.J2" office:value-type="string">
                  <text:p text:style-name="P5"/>
                </table:table-cell>
              </table:table-row>
            </table:table>
            <text:p text:style-name="P5"/>
          </table:table-cell>
        </table:table-row>
      </table:table>
      <text:list xml:id="list935770207" text:continue-numbering="true" text:style-name="L1">
        <text:list-header>
          <text:p text:style-name="P13"/>
        </text:list-header>
        <text:list-item>
          <text:p text:style-name="P22"><text:span text:style-name="T20">Create a </text:span><text:span text:style-name="T3">function called </text:span><text:span text:style-name="T19">make_acronym</text:span><text:span text:style-name="T20">. It takes a string as an argument. It extracts words from the string by using space as a word separator. It takes the first letter of each word that </text:span><text:span text:style-name="T4">starts in uppercase</text:span><text:span text:style-name="T20"> to create a new word. (4 points) </text:span></text:p>
          <text:p text:style-name="P15">See the following examples below (the first one omits 'of' because it does not start with an uppercase letter).</text:p>
          <text:p text:style-name="P18"><text:span text:style-name="T16">&gt;&gt;&gt; print(make_acronym("</text:span><text:span text:style-name="T18">B</text:span><text:span text:style-name="T16">achelor of </text:span><text:span text:style-name="T18">A</text:span><text:span text:style-name="T16">rts")) <text:line-break/>'BA' <text:line-break/><text:line-break/>&gt;&gt;&gt; print(make_acronym("</text:span><text:span text:style-name="T17">T</text:span><text:span text:style-name="T16">oo </text:span><text:span text:style-name="T17">L</text:span><text:span text:style-name="T16">ong </text:span><text:span text:style-name="T17">D</text:span><text:span text:style-name="T16">idn't </text:span><text:span text:style-name="T17">R</text:span><text:span text:style-name="T16">ead")) <text:line-break/>'TLDR'</text:span><text:line-break/><text:line-break/><text:line-break/><text:line-break/><text:line-break/><text:line-break/><text:line-break/><text:line-break/><text:line-break/><text:line-break/><text:line-break/><text:line-break/><text:line-break/><text:line-break/></text:p>
          <text:p text:style-name="P18"><text:line-break/></text:p>
          <text:p text:style-name="P19"/>
          <text:p text:style-name="P21"/>
          <text:p text:style-name="P18"/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Courier1" svg:font-family="Courier"/>
    <style:font-face style:name="Georgia1" svg:font-family="Georgia"/>
    <style:font-face style:name="OpenSymbol" svg:font-family="OpenSymbol"/>
    <style:font-face style:name="OpenSymbol1" svg:font-family="OpenSymbol, 'Arial Unicode MS'"/>
    <style:font-face style:name="Courier" svg:font-family="Courier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code" style:family="paragraph" style:parent-style-name="Table_20_Contents" style:class="extra">
      <style:text-properties style:font-name="Courier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2" style:family="text">
      <style:text-properties style:font-name="Symbol" style:font-name-complex="OpenSymbol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2z2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2z2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2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2z2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2z2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2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2z2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Versoza</meta:initial-creator>
    <meta:creation-date>2012-09-29T20:06:24</meta:creation-date>
    <dc:date>2014-11-14T00:04:33</dc:date>
    <dc:creator>Joseph Versoza</dc:creator>
    <meta:editing-duration>P14DT10H43M21S</meta:editing-duration>
    <meta:editing-cycles>88</meta:editing-cycles>
    <meta:generator>OpenOffice/4.0.1$Unix OpenOffice.org_project/401m5$Build-9714</meta:generator>
    <meta:document-statistic meta:table-count="6" meta:image-count="0" meta:object-count="0" meta:page-count="5" meta:paragraph-count="116" meta:word-count="1179" meta:character-count="7233"/>
  </office:meta>
</office:document-meta>
</file>